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시작</text:p>
          </table:table-cell>
          <table:table-cell table:style-name="ce10" office:value-type="string" calcext:value-type="string">
            <text:p>끝</text:p>
          </table:table-cell>
          <table:table-cell table:style-name="ce10" office:value-type="string" calcext:value-type="string">
            <text:p>제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 마법사의 돌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 비밀의 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1-07" calcext:value-type="date">
            <text:p>23.11.07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9" office:value-type="string" calcext:value-type="string">
            <text:p>해리포터 아즈카반의 죄수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9" office:value-type="string" calcext:value-type="string">
            <text:p>해리포터 불의 잔 1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11" office:value-type="date" office:date-value="2023-12-26" calcext:value-type="date">
            <text:p>23.12.26</text:p>
          </table:table-cell>
          <table:table-cell table:style-name="ce9" office:value-type="string" calcext:value-type="string">
            <text:p>해리포터 불의 잔 2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7" calcext:value-type="date">
            <text:p>23.12.27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9" office:value-type="string" calcext:value-type="string">
            <text:p>해리포터 불의 잔 3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9" office:value-type="string" calcext:value-type="string">
            <text:p>해리포터 불의 잔 4</text:p>
          </table:table-cell>
          <table:table-cell/>
        </table:table-row>
        <table:table-row table:style-name="ro1" table:number-rows-repeated="6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9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7:20:32.97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3T17:21:36.281000000</dc:date>
    <meta:editing-duration>PT22H54M50S</meta:editing-duration>
    <meta:editing-cycles>420</meta:editing-cycles>
    <meta:document-statistic meta:table-count="1" meta:cell-count="3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+ 1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